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5E0E0000159B1DC38F15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2" svg:font-family="Mangal"/>
    <style:font-face style:name="OpenSymbol" svg:font-family="OpenSymbol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text-outline="false" style:text-line-through-style="none" style:font-name="Calibri" fo:font-size="12pt" fo:font-style="normal" fo:text-shadow="none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 style:text-emphasize="none" style:text-overline-style="none" style:text-overline-color="font-color"/>
    </style:style>
    <style:style style:name="P2" style:family="paragraph" style:parent-style-name="Standard">
      <style:text-properties fo:color="#000000" style:text-outline="false" style:text-line-through-style="none" style:font-name="Calibri" fo:font-size="12pt" fo:font-style="normal" fo:text-shadow="none" style:text-underline-style="none" fo:font-weight="normal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>
      <style:text-properties style:font-name="Calibri"/>
    </style:style>
    <style:style style:name="P4" style:family="paragraph" style:parent-style-name="Heading_20_1">
      <style:paragraph-properties fo:margin-top="0.014cm" fo:margin-bottom="0cm" fo:text-align="center" style:justify-single-word="false"/>
      <style:text-properties fo:color="#000000" style:text-outline="false" style:text-line-through-style="none" style:font-name="Calibri" fo:font-size="18pt" fo:font-style="normal" fo:text-shadow="none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>
      <style:text-properties fo:color="#000000" style:text-outline="false" style:text-line-through-style="none" style:font-name="Calibri" fo:font-size="12pt" fo:font-style="normal" fo:text-shadow="none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Calibri" fo:font-size="12pt" fo:font-style="normal" fo:text-shadow="none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 style:list-style-name="L4">
      <style:text-properties fo:color="#000000" style:text-outline="false" style:text-line-through-style="none" style:font-name="Calibri" fo:font-size="12pt" fo:font-style="normal" fo:text-shadow="none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 style:text-emphasize="none" style:text-overline-style="none" style:text-overline-color="font-color"/>
    </style:style>
    <style:style style:name="P8" style:family="paragraph" style:parent-style-name="Standard">
      <style:text-properties fo:color="#000000" style:text-outline="false" style:text-line-through-style="none" style:font-name="Calibri" fo:font-size="12pt" fo:font-style="normal" fo:text-shadow="none" style:text-underline-style="none" fo:font-weight="normal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P9" style:family="paragraph" style:parent-style-name="Standard" style:list-style-name="L1">
      <style:text-properties fo:color="#000000" style:text-outline="false" style:text-line-through-style="none" style:font-name="Calibri" fo:font-size="12pt" fo:font-style="normal" fo:text-shadow="none" style:text-underline-style="none" fo:font-weight="normal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P10" style:family="paragraph" style:parent-style-name="Standard" style:list-style-name="L2">
      <style:text-properties fo:color="#000000" style:text-outline="false" style:text-line-through-style="none" style:font-name="Calibri" fo:font-size="12pt" fo:font-style="normal" fo:text-shadow="none" style:text-underline-style="none" fo:font-weight="normal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P11" style:family="paragraph" style:parent-style-name="Standard" style:list-style-name="L3">
      <style:text-properties fo:color="#000000" style:text-outline="false" style:text-line-through-style="none" style:font-name="Calibri" fo:font-size="12pt" fo:font-style="normal" fo:text-shadow="none" style:text-underline-style="none" fo:font-weight="normal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P12" style:family="paragraph" style:parent-style-name="Standard" style:list-style-name="L5">
      <style:text-properties fo:color="#000000" style:text-outline="false" style:text-line-through-style="none" style:font-name="Calibri" fo:font-size="12pt" fo:font-style="normal" fo:text-shadow="none" style:text-underline-style="none" fo:font-weight="normal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P13" style:family="paragraph" style:parent-style-name="Standard" style:list-style-name="L6">
      <style:text-properties fo:color="#000000" style:text-outline="false" style:text-line-through-style="none" style:font-name="Calibri" fo:font-size="12pt" fo:font-style="normal" fo:text-shadow="none" style:text-underline-style="none" fo:font-weight="normal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P14" style:family="paragraph" style:parent-style-name="Standard" style:list-style-name="L7">
      <style:text-properties fo:color="#000000" style:text-outline="false" style:text-line-through-style="none" style:font-name="Calibri" fo:font-size="12pt" fo:font-style="normal" fo:text-shadow="none" style:text-underline-style="none" fo:font-weight="normal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P15" style:family="paragraph" style:parent-style-name="Standard" style:list-style-name="L8">
      <style:text-properties fo:color="#000000" style:text-outline="false" style:text-line-through-style="none" style:font-name="Calibri" fo:font-size="12pt" fo:font-style="normal" fo:text-shadow="none" style:text-underline-style="none" fo:font-weight="normal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P16" style:family="paragraph" style:parent-style-name="Standard" style:list-style-name="L10">
      <style:text-properties fo:color="#000000" style:text-outline="false" style:text-line-through-style="none" style:font-name="Calibri" fo:font-size="12pt" fo:font-style="normal" fo:text-shadow="none" style:text-underline-style="none" fo:font-weight="normal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fo:color="#000000" style:text-outline="false" style:text-line-through-style="none" style:font-name="Calibri" fo:font-size="12pt" fo:font-style="italic" fo:text-shadow="none" style:text-underline-style="none" fo:font-weight="normal" style:font-name-asian="Calibri" style:font-size-asian="12pt" style:font-style-asian="italic" style:font-weight-asian="normal" style:font-name-complex="Calibri" style:font-size-complex="12pt" style:font-style-complex="italic" style:font-weight-complex="normal" style:text-emphasize="none" style:text-overline-style="none" style:text-overline-color="font-color"/>
    </style:style>
    <style:style style:name="P18" style:family="paragraph" style:parent-style-name="Standard" style:list-style-name="L9"/>
    <style:style style:name="T1" style:family="text">
      <style:text-properties fo:color="#000000" style:text-outline="false" style:text-line-through-style="none" style:font-name="Calibri" fo:font-size="12pt" fo:font-style="normal" fo:text-shadow="none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 style:text-emphasize="none" style:text-overline-style="none" style:text-overline-color="font-color"/>
    </style:style>
    <style:style style:name="T2" style:family="text">
      <style:text-properties fo:color="#000000" style:text-outline="false" style:text-line-through-style="none" fo:font-size="12pt" fo:font-style="normal" fo:text-shadow="none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 style:text-emphasize="none" style:text-overline-style="none" style:text-overline-color="font-color"/>
    </style:style>
    <style:style style:name="T3" style:family="text">
      <style:text-properties fo:color="#000000" style:text-outline="false" style:text-line-through-style="none" fo:font-size="12pt" fo:font-style="normal" fo:text-shadow="none" style:text-underline-style="none" fo:font-weight="normal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4" style:family="text">
      <style:text-properties style:font-name-asian="Calibri" style:font-name-complex="Calibri"/>
    </style:style>
    <style:style style:name="T5" style:family="text">
      <style:text-properties style:font-name-asian="Mangal" style:font-name-complex="Mangal"/>
    </style:style>
    <style:style style:name="fr1" style:family="graphic" style:parent-style-name="Graphics">
      <style:graphic-properties style:horizontal-pos="right" style:horizontal-rel="paragraph" fo:padding="0.049cm" fo:border="0.002cm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graphics1" text:anchor-type="paragraph" svg:width="5.988cm" svg:height="1.376cm" draw:z-index="0"><draw:image xlink:href="Pictures/2000000700005E0E0000159B1DC38F15.svm" xlink:type="simple" xlink:show="embed" xlink:actuate="onLoad"/></draw:frame></text:p>
      <text:h text:style-name="P4" text:outline-level="1">Youth, technology, and social media in </text:h>
      <text:h text:style-name="P4" text:outline-level="1">East Africa, the Middle East, and Indigenous Canada</text:h>
      <text:p text:style-name="P1"/>
      <text:p text:style-name="P17">Anto Jasprica</text:p>
      <text:p text:style-name="P17">anto.jasprica@gmail.com</text:p>
      <text:p text:style-name="P1"/>
      <text:p text:style-name="P1"/>
      <text:p text:style-name="P1">In September 2015, twenty youth from Kenya, Rwanda, Ethiopia, Uganda, Tanzania, Lebanon, and Indigenous Canada embarked on a project to survey their peers about how they are using technology and social media for work, income, learning, leadership, and employment. 580 youth from urban, peri-urban, and rural areas were surveyed through face-to-face qualitative and quantitative interviews.</text:p>
      <text:p text:style-name="P1"><text:s/></text:p>
      <text:p text:style-name="P1">Problem:</text:p>
      <text:p text:style-name="P1"/>
      <text:p text:style-name="P1">How are youth in Kenya, Rwanda, Ethiopia, Uganda, Tanzania, Lebanon, and Indigenous Canada <text:s/>using technology and social media for work, income, learning, leadership, and employment?</text:p>
      <text:p text:style-name="P1"/>
      <text:p text:style-name="P1">Questions we are seeking to answer (students should choose three for analysis): </text:p>
      <text:p text:style-name="P1"/>
      <text:list xml:id="list4011258770259274361" text:style-name="L9">
        <text:list-item>
          <text:p text:style-name="P18"><text:span text:style-name="T1">How does access to technology vary by gender?</text:span></text:p>
        </text:list-item>
        <text:list-item>
          <text:p text:style-name="P18"><text:span text:style-name="T1">How does use of social media for work, income, learning, leadership, and employment vary by gender?</text:span></text:p>
        </text:list-item>
        <text:list-item>
          <text:p text:style-name="P18"><text:span text:style-name="T1">In what ways are youth in these countries using technology and social media to support or engage in formal work? Informal work?</text:span></text:p>
        </text:list-item>
        <text:list-item>
          <text:p text:style-name="P18"><text:span text:style-name="T1">In what ways are youth in these countries using technology and social media to supplement income, or to support primary incomes?</text:span></text:p>
        </text:list-item>
        <text:list-item>
          <text:p text:style-name="P18"><text:span text:style-name="T1">In what ways are youth in these countries using technology and social media for learning?</text:span></text:p>
        </text:list-item>
        <text:list-item>
          <text:p text:style-name="P18"><text:span text:style-name="T1">What barriers and incentives to online learning are there among the surveyed youth?</text:span></text:p>
        </text:list-item>
        <text:list-item>
          <text:p text:style-name="P18"><text:span text:style-name="T1">How are young people positioning themselves as leaders in their communities or among peer groups using social media and technology?</text:span></text:p>
        </text:list-item>
        <text:list-item>
          <text:p text:style-name="P18"><text:span text:style-name="T1">How are young people gaining and/or participating in formal or informal employment using technology and social media?</text:span>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7">April 2015</text:p>
      <text:p text:style-name="P1"><text:soft-page-break/></text:p>
      <text:p text:style-name="P1">General</text:p>
      <text:list xml:id="list1931688222329421723" text:style-name="L4">
        <text:list-item>
          <text:p text:style-name="P7">gender<text:tab/></text:p>
        </text:list-item>
        <text:list-item>
          <text:p text:style-name="P7">age<text:tab/></text:p>
        </text:list-item>
        <text:list-item>
          <text:p text:style-name="P7">education<text:tab/></text:p>
        </text:list-item>
        <text:list-item>
          <text:p text:style-name="P7">score<text:tab/></text:p>
        </text:list-item>
        <text:list-item>
          <text:p text:style-name="P7">country<text:tab/></text:p>
        </text:list-item>
        <text:list-item>
          <text:p text:style-name="P7">geography<text:tab/></text:p>
        </text:list-item>
        <text:list-item>
          <text:p text:style-name="P7">student<text:tab/></text:p>
        </text:list-item>
        <text:list-item>
          <text:p text:style-name="P7">teacher<text:tab/></text:p>
        </text:list-item>
        <text:list-item>
          <text:p text:style-name="P7">caregiver<text:tab/></text:p>
        </text:list-item>
        <text:list-item>
          <text:p text:style-name="P7">occupation<text:tab/></text:p>
        </text:list-item>
        <text:list-item>
          <text:p text:style-name="P7">cultural<text:tab/></text:p>
        </text:list-item>
        <text:list-item>
          <text:p text:style-name="P7">case</text:p>
        </text:list-item>
      </text:list>
      <text:p text:style-name="P1"/>
      <text:p text:style-name="P2"><text:span text:style-name="T4">What devices do </text:span>you have access to? </text:p>
      <text:list xml:id="list5898404990678328141" text:style-name="L3">
        <text:list-item>
          <text:p text:style-name="P11">desktop<text:tab/></text:p>
        </text:list-item>
        <text:list-item>
          <text:p text:style-name="P11">laptop<text:tab/></text:p>
        </text:list-item>
        <text:list-item>
          <text:p text:style-name="P11">tablet<text:tab/></text:p>
        </text:list-item>
        <text:list-item>
          <text:p text:style-name="P11">smartphone<text:tab/></text:p>
        </text:list-item>
        <text:list-item>
          <text:p text:style-name="P11">richmobile<text:tab/></text:p>
        </text:list-item>
        <text:list-item>
          <text:p text:style-name="P11">basicmobile</text:p>
        </text:list-item>
      </text:list>
      <text:p text:style-name="P1"/>
      <text:p text:style-name="P2"><text:span text:style-name="T4">How often do you actually use </text:span>these devices?</text:p>
      <text:list xml:id="list6170998016575533453" text:style-name="L2">
        <text:list-item>
          <text:p text:style-name="P10">desktopuse<text:tab/></text:p>
        </text:list-item>
        <text:list-item>
          <text:p text:style-name="P10">laptopuse<text:tab/></text:p>
        </text:list-item>
        <text:list-item>
          <text:p text:style-name="P10">tabletuse<text:tab/></text:p>
        </text:list-item>
        <text:list-item>
          <text:p text:style-name="P10">smartphoneuse<text:tab/></text:p>
        </text:list-item>
        <text:list-item>
          <text:p text:style-name="P10">richmobileuse<text:tab/></text:p>
        </text:list-item>
        <text:list-item>
          <text:p text:style-name="P10">basicmobileuse</text:p>
        </text:list-item>
      </text:list>
      <text:p text:style-name="P2"/>
      <text:p text:style-name="P2"><text:span text:style-name="T4">Where do you most commonly </text:span>use the devices you have access to?</text:p>
      <text:list xml:id="list7775858492520147508" text:style-name="L1">
        <text:list-item>
          <text:p text:style-name="P9">at_everywhere<text:tab/></text:p>
        </text:list-item>
        <text:list-item>
          <text:p text:style-name="P9">at_work<text:tab/></text:p>
        </text:list-item>
        <text:list-item>
          <text:p text:style-name="P9">at_home<text:tab/></text:p>
        </text:list-item>
        <text:list-item>
          <text:p text:style-name="P9">at_familyhouse<text:tab/></text:p>
        </text:list-item>
        <text:list-item>
          <text:p text:style-name="P9">at_school<text:tab/></text:p>
        </text:list-item>
        <text:list-item>
          <text:p text:style-name="P9">at_public<text:tab/></text:p>
        </text:list-item>
        <text:list-item>
          <text:p text:style-name="P9">at_internetcafe</text:p>
        </text:list-item>
      </text:list>
      <text:p text:style-name="P2"><text:span text:style-name="T4"/></text:p>
      <text:p text:style-name="P2"><text:span text:style-name="T4">How much access to do you </text:span>have to the Internet?</text:p>
      <text:list xml:id="list7934972632007848977" text:style-name="L5">
        <text:list-item>
          <text:p text:style-name="P12">desktop_access<text:tab/></text:p>
        </text:list-item>
        <text:list-item>
          <text:p text:style-name="P12">laptop_access<text:tab/></text:p>
        </text:list-item>
        <text:list-item>
          <text:p text:style-name="P12">tablet_access<text:tab/></text:p>
        </text:list-item>
        <text:list-item>
          <text:p text:style-name="P12">smartphone_access<text:tab/></text:p>
        </text:list-item>
        <text:list-item>
          <text:p text:style-name="P12">richmobile_access<text:tab/></text:p>
        </text:list-item>
        <text:list-item>
          <text:p text:style-name="P12">basicmobile_access</text:p>
        </text:list-item>
      </text:list>
      <text:p text:style-name="P2"><text:soft-page-break/><text:span text:style-name="T4"/></text:p>
      <text:p text:style-name="P2"><text:span text:style-name="T4">How often do you </text:span>actually use the Internet?</text:p>
      <text:list xml:id="list125471454411965767" text:style-name="L6">
        <text:list-item>
          <text:p text:style-name="P13">desktopUSE_net<text:tab/></text:p>
        </text:list-item>
        <text:list-item>
          <text:p text:style-name="P13">laptopUSE_net<text:tab/></text:p>
        </text:list-item>
        <text:list-item>
          <text:p text:style-name="P13">tabletUSE_net<text:tab/></text:p>
        </text:list-item>
        <text:list-item>
          <text:p text:style-name="P13">smartphoneUSE_net<text:tab/></text:p>
        </text:list-item>
        <text:list-item>
          <text:p text:style-name="P13">richmobileUSE_net<text:tab/></text:p>
        </text:list-item>
        <text:list-item>
          <text:p text:style-name="P13">basicmobileUSE_net</text:p>
        </text:list-item>
      </text:list>
      <text:p text:style-name="P2"/>
      <text:p text:style-name="P2"><text:span text:style-name="T4">Where do you </text:span>most commonly use the Internet?</text:p>
      <text:list xml:id="list5294826908164595202" text:style-name="L7">
        <text:list-item>
          <text:p text:style-name="P14">everywhere_net<text:tab/></text:p>
        </text:list-item>
        <text:list-item>
          <text:p text:style-name="P14">work_net<text:tab/></text:p>
        </text:list-item>
        <text:list-item>
          <text:p text:style-name="P14">home_net<text:tab/></text:p>
        </text:list-item>
        <text:list-item>
          <text:p text:style-name="P14">familyhouse_net<text:tab/></text:p>
        </text:list-item>
        <text:list-item>
          <text:p text:style-name="P14">school_net<text:tab/></text:p>
        </text:list-item>
        <text:list-item>
          <text:p text:style-name="P14">public_net<text:tab/></text:p>
        </text:list-item>
        <text:list-item>
          <text:p text:style-name="P14">internetcafe_net</text:p>
        </text:list-item>
      </text:list>
      <text:p text:style-name="P2"/>
      <text:p text:style-name="P2"><text:span text:style-name="T4">What digital </text:span>services/tools do you have access to?</text:p>
      <text:list xml:id="list107752496717837364" text:style-name="L8">
        <text:list-item>
          <text:p text:style-name="P15">sms_access<text:tab/></text:p>
        </text:list-item>
        <text:list-item>
          <text:p text:style-name="P15">digitalphoto_access<text:tab/></text:p>
        </text:list-item>
        <text:list-item>
          <text:p text:style-name="P15">digitalvideo_access<text:tab/></text:p>
        </text:list-item>
        <text:list-item>
          <text:p text:style-name="P15">digitalpayment_access<text:tab/></text:p>
        </text:list-item>
        <text:list-item>
          <text:p text:style-name="P15">digitalpayment_recieve<text:tab/></text:p>
        </text:list-item>
        <text:list-item>
          <text:p text:style-name="P15">politicalnews_access</text:p>
        </text:list-item>
        <text:list-item>
          <text:p text:style-name="P15">socialnetworks<text:tab/></text:p>
        </text:list-item>
        <text:list-item>
          <text:p text:style-name="P15">healthinfo<text:tab/></text:p>
        </text:list-item>
        <text:list-item>
          <text:p text:style-name="P15">jobsearch<text:tab/></text:p>
        </text:list-item>
        <text:list-item>
          <text:p text:style-name="P15">serviceoffer<text:tab/></text:p>
        </text:list-item>
        <text:list-item>
          <text:p text:style-name="P15">games<text:tab/></text:p>
        </text:list-item>
        <text:list-item>
          <text:p text:style-name="P15">topics<text:tab/></text:p>
        </text:list-item>
        <text:list-item>
          <text:p text:style-name="P15">discussions<text:tab/></text:p>
        </text:list-item>
        <text:list-item>
          <text:p text:style-name="P15">word<text:tab/></text:p>
        </text:list-item>
        <text:list-item>
          <text:p text:style-name="P15">budgeting<text:tab/></text:p>
        </text:list-item>
        <text:list-item>
          <text:p text:style-name="P15">appdev<text:tab/></text:p>
        </text:list-item>
        <text:list-item>
          <text:p text:style-name="P15">webdev<text:tab/></text:p>
        </text:list-item>
        <text:list-item>
          <text:p text:style-name="P15">products<text:tab/></text:p>
        </text:list-item>
        <text:list-item>
          <text:p text:style-name="P15">banking</text:p>
        </text:list-item>
      </text:list>
      <text:p text:style-name="P2"><text:span text:style-name="T4"/></text:p>
      <text:p text:style-name="P2"><text:span text:style-name="T4">Where do you </text:span>most commonly use digital services?</text:p>
      <text:list xml:id="list1146788179906325967" text:style-name="L10">
        <text:list-item>
          <text:p text:style-name="P16">everywhereUSE<text:tab/></text:p>
        </text:list-item>
        <text:list-item>
          <text:p text:style-name="P16">workUSE<text:tab/></text:p>
        </text:list-item>
        <text:list-item>
          <text:p text:style-name="P16">homeUSE<text:tab/></text:p>
        </text:list-item>
        <text:list-item>
          <text:p text:style-name="P16">familyhouseUSE<text:tab/></text:p>
        </text:list-item>
        <text:list-item>
          <text:p text:style-name="P16">schoolUSE<text:tab/></text:p>
        </text:list-item>
        <text:list-item>
          <text:p text:style-name="P16">publicUSE<text:tab/></text:p>
        </text:list-item>
        <text:list-item>
          <text:p text:style-name="P16">internetcafeUSE</text:p>
        </text:list-item>
      </text:list>
      <text:p text:style-name="P2"><text:soft-page-break/></text:p>
      <text:p text:style-name="P1">How often do you use any electronic devices for the following activities?</text:p>
      <text:p text:style-name="P2"/>
      <text:p text:style-name="P2"><text:span text:style-name="T4">How often do you use the </text:span>Internet for the following activities?</text:p>
      <text:p text:style-name="P2"/>
      <text:p text:style-name="P2"><text:span text:style-name="T4"/></text:p>
      <text:p text:style-name="P2"><text:span text:style-name="T4"/></text:p>
      <text:p text:style-name="P2"><text:span text:style-name="T4">How often do you use the </text:span>following digital services/tools for entertainment?</text:p>
      <text:p text:style-name="P2"/>
      <text:p text:style-name="P2"/>
      <text:p text:style-name="P2"/>
      <text:p text:style-name="P3"><text:tab/><text:tab/><text:tab/><text:tab/><text:tab/><text:tab/><text:tab/><text:tab/><text:tab/><text:tab/>playgames<text:tab/>takephoto<text:tab/>lookphoto<text:tab/>makevideo<text:tab/>watchvideo<text:tab/>makemusic<text:tab/>listenmusic<text:tab/>read<text:tab/>write<text:tab/>talk<text:tab/>talkfamily<text:tab/>events<text:tab/>learn<text:tab/>games<text:tab/>takephotos<text:tab/>lookphotos<text:tab/>makevideos<text:tab/>watchvideos<text:tab/>makemusic<text:tab/>listenmusic<text:tab/>read<text:tab/>write<text:tab/>talkfriends<text:tab/>talkfamily<text:tab/>planevent<text:tab/>learn<text:tab/>shareidea<text:tab/>learnidea<text:tab/>musicdownload<text:tab/>moviedownload<text:tab/>bookdownload<text:tab/>facebook<text:tab/>twitter<text:tab/>instagram<text:tab/>snapchat<text:tab/>youtube<text:tab/>linkedin<text:tab/>badoo<text:tab/>googlep<text:tab/>whatsapp<text:tab/>viber<text:tab/>kik<text:tab/>bbmessenger<text:tab/>vine<text:tab/>pinterest<text:tab/>tumblr<text:tab/>googledocs<text:tab/>blogger<text:tab/>wordpress<text:tab/>wordedit</text:p>
      <text:p text:style-name="P3"/>
      <text:p text:style-name="P3"/>
      <text:p text:style-name="P3">Gender</text:p>
      <text:p text:style-name="P3"><text:tab/>0 – Female</text:p>
      <text:p text:style-name="P3"><text:tab/>1 – Male</text:p>
      <text:p text:style-name="P3"/>
      <text:p text:style-name="P3">Geography – less than 20 conflict</text:p>
      <text:p text:style-name="P3"/>
      <text:p text:style-name="P3">education – few conflict, highest degree selected</text:p>
      <text:p text:style-name="P3"/>
      <text:p text:style-name="P3">case</text:p>
      <text:p text:style-name="P3"><text:tab/>typical - <text:span text:style-name="T2">(I </text:span><text:span text:style-name="T3">think this data is representative of the youth demographic I am <text:tab/>researching</text:span></text:p>
      <text:p text:style-name="P3"><text:tab/>deviant - <text:span text:style-name="T2">I do not think </text:span><text:span text:style-name="T3">this data is representative of the youth demographic I <text:tab/>am researching</text:span></text:p>
      <text:p text:style-name="P2"><text:tab/>test - not a real interview; for survey testing purposes only</text:p>
      <text:p text:style-name="P2"/>
      <text:p text:style-name="P3"><text:span text:style-name="T3">desktop - </text:span><text:span text:style-name="T2">What devices do you have access to? | Desktop computer</text:span></text:p>
      <text:p text:style-name="P1"><text:tab/>Mult-Daily – multiple times daily</text:p>
      <text:p text:style-name="P1"><text:tab/>Daily – once every day</text:p>
      <text:p text:style-name="P1"/>
      <text:p text:style-name="P1">richmobile - Feature-rich mobile phone</text:p>
      <text:p text:style-name="P1"/>
      <text:p text:style-name="P1">everywhere - <text:tab/><text:tab/>Where do <text:span text:style-name="T5">you most commonly use the devices you have access <text:tab/><text:tab/><text:tab/>to? | Everywhere - I always have an internet-enabled device <text:tab/><text:tab/><text:tab/>with me [Multiple times a day]</text:span></text:p>
      <text:p text:style-name="P1"/>
      <text:p text:style-name="P2"><text:span text:style-name="T4">desktop_access <text:tab/><text:tab/>How much access to do you have to the Internet? | Internet on a <text:tab/><text:tab/><text:tab/><text:tab/><text:tab/>desktop </text:span>computer [Multiple times a day]</text:p>
      <text:p text:style-name="P3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soft-page-break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soft-page-break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2" svg:font-family="Mangal"/>
    <style:font-face style:name="OpenSymbol" svg:font-family="OpenSymbol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r" fo:country="H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r" fo:country="HR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1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3-18T13:57:35.46</meta:creation-date>
    <dc:date>2016-04-13T17:50:17.60</dc:date>
    <meta:editing-duration>PT21H34M7S</meta:editing-duration>
    <meta:editing-cycles>30</meta:editing-cycles>
    <meta:generator>OpenOffice/4.1.1$Win32 OpenOffice.org_project/411m6$Build-9775</meta:generator>
    <meta:document-statistic meta:table-count="0" meta:image-count="1" meta:object-count="0" meta:page-count="6" meta:paragraph-count="123" meta:word-count="629" meta:character-count="5296"/>
  </office:meta>
</office:document-meta>
</file>